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c83e" officeooo:paragraph-rsid="0003c83e"/>
    </style:style>
    <style:style style:name="P2" style:family="paragraph" style:parent-style-name="Standard">
      <style:text-properties fo:font-style="normal" officeooo:rsid="0008f0e3" officeooo:paragraph-rsid="0008f0e3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5pt" fo:font-weight="bold" officeooo:rsid="0003c83e" officeooo:paragraph-rsid="0003c83e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Liberation Sans" fo:font-size="14pt" fo:font-weight="bold" officeooo:rsid="0003c83e" officeooo:paragraph-rsid="0003c83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6pt" fo:font-weight="bold" officeooo:rsid="0003c83e" officeooo:paragraph-rsid="0003c83e" style:font-size-asian="16pt" style:font-weight-asian="bold" style:font-size-complex="16pt" style:font-weight-complex="bold"/>
    </style:style>
    <style:style style:name="P6" style:family="paragraph" style:parent-style-name="code">
      <style:paragraph-properties fo:margin-top="0cm" fo:margin-bottom="0cm" loext:contextual-spacing="false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0cm" style:auto-text-indent="false" fo:background-color="transparent"/>
    </style:style>
    <style:style style:name="P8" style:family="paragraph" style:parent-style-name="code" style:master-page-name="">
      <loext:graphic-properties draw:fill="solid" draw:fill-color="#dddddd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style:page-number="auto" fo:background-color="#dddddd" fo:padding="0.199cm" fo:border-left="none" fo:border-right="none" fo:border-top="0.06pt solid #000000" fo:border-bottom="0.06pt solid #000000" style:shadow="none" style:join-border="true">
        <style:tab-stops>
          <style:tab-stop style:position="1.111cm"/>
        </style:tab-stops>
        <style:drop-cap/>
      </style:paragraph-properties>
      <style:text-properties fo:font-style="normal" officeooo:rsid="0013d9b6" officeooo:paragraph-rsid="0013d9b6" style:font-style-asian="normal" style:font-style-complex="normal"/>
    </style:style>
    <style:style style:name="P9" style:family="paragraph" style:parent-style-name="Text_20_body">
      <style:paragraph-properties fo:margin-top="0cm" fo:margin-bottom="0.3cm" loext:contextual-spacing="false"/>
    </style:style>
    <style:style style:name="P10" style:family="paragraph" style:parent-style-name="Text_20_body">
      <style:paragraph-properties fo:margin-top="0.3cm" fo:margin-bottom="0.3cm" loext:contextual-spacing="false"/>
    </style:style>
    <style:style style:name="P11" style:family="paragraph" style:parent-style-name="Text_20_body">
      <style:paragraph-properties fo:margin-top="0.4cm" fo:margin-bottom="0.3cm" loext:contextual-spacing="false"/>
    </style:style>
    <style:style style:name="P12" style:family="paragraph" style:parent-style-name="Text_20_body">
      <style:paragraph-properties fo:margin-top="0.499cm" fo:margin-bottom="0.3cm" loext:contextual-spacing="false"/>
    </style:style>
    <style:style style:name="P13" style:family="paragraph" style:parent-style-name="Text_20_body">
      <style:paragraph-properties fo:margin-top="0.4cm" fo:margin-bottom="0.25cm" loext:contextual-spacing="false"/>
    </style:style>
    <style:style style:name="P14" style:family="paragraph" style:parent-style-name="Text_20_body">
      <style:paragraph-properties fo:margin-top="0.4cm" fo:margin-bottom="0.4cm" loext:contextual-spacing="false"/>
    </style:style>
    <style:style style:name="P15" style:family="paragraph" style:parent-style-name="code">
      <style:text-properties fo:font-style="normal" officeooo:rsid="0013d9b6" officeooo:paragraph-rsid="0013d9b6" style:font-style-asian="normal" style:font-style-complex="normal"/>
    </style:style>
    <style:style style:name="P16" style:family="paragraph" style:parent-style-name="code">
      <style:text-properties officeooo:paragraph-rsid="0019aa55"/>
    </style:style>
    <style:style style:name="P17" style:family="paragraph" style:parent-style-name="Text_20_body" style:list-style-name="L1">
      <style:paragraph-properties fo:margin-top="0cm" fo:margin-bottom="0cm" loext:contextual-spacing="false"/>
    </style:style>
    <style:style style:name="P18" style:family="paragraph" style:parent-style-name="Standard">
      <style:paragraph-properties fo:margin-top="1cm" fo:margin-bottom="0.499cm" loext:contextual-spacing="false"/>
      <style:text-properties fo:font-size="14pt" fo:font-weight="bold" officeooo:rsid="0005f190" officeooo:paragraph-rsid="0005f190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.3cm" fo:margin-bottom="0.499cm" loext:contextual-spacing="false" fo:break-before="page"/>
      <style:text-properties fo:font-size="15pt" fo:font-style="normal" fo:font-weight="bold" officeooo:rsid="0006005e" officeooo:paragraph-rsid="0006005e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officeooo:rsid="0005f19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style:text-scale="105%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7c9a6" style:font-weight-asian="bold" style:font-weight-complex="bold"/>
    </style:style>
    <style:style style:name="T7" style:family="text">
      <style:text-properties fo:font-weight="bold" officeooo:rsid="001bbc09" style:font-weight-asian="bold" style:font-weight-complex="bold"/>
    </style:style>
    <style:style style:name="T8" style:family="text">
      <style:text-properties style:font-name="Liberation Mono1" fo:font-size="11pt" fo:font-style="normal" fo:background-color="#dddddd" loext:char-shading-value="0" style:font-size-asian="11pt" style:font-style-asian="normal" style:font-size-complex="11pt" style:font-style-complex="normal"/>
    </style:style>
    <style:style style:name="T9" style:family="text">
      <style:text-properties style:font-name="Liberation Mono1" fo:font-size="11pt" fo:font-style="normal" officeooo:rsid="000fb841" fo:background-color="#dddddd" loext:char-shading-value="0" style:font-size-asian="11pt" style:font-style-asian="normal" style:font-size-complex="11pt" style:font-style-complex="normal"/>
    </style:style>
    <style:style style:name="T10" style:family="text">
      <style:text-properties style:font-name="Liberation Mono1" fo:font-size="11pt" fo:font-style="normal" officeooo:rsid="0008f0e3" fo:background-color="#dddddd" loext:char-shading-value="0" style:font-size-asian="11pt" style:font-style-asian="normal" style:font-size-complex="11pt" style:font-style-complex="normal"/>
    </style:style>
    <style:style style:name="T11" style:family="text">
      <style:text-properties style:font-name="Liberation Mono1" fo:font-size="11pt" fo:font-style="normal" fo:background-color="#dddddd" loext:char-shading-value="0" style:font-size-asian="11pt" style:font-style-asian="normal" style:font-size-complex="11pt" style:font-style-complex="normal" style:text-scale="105%"/>
    </style:style>
    <style:style style:name="T12" style:family="text">
      <style:text-properties style:font-name="Liberation Mono1" fo:font-size="11pt" fo:font-style="normal" officeooo:rsid="001bbc09" fo:background-color="#dddddd" loext:char-shading-value="0" style:font-size-asian="11pt" style:font-style-asian="normal" style:font-size-complex="11pt" style:font-style-complex="normal"/>
    </style:style>
    <style:style style:name="T13" style:family="text">
      <style:text-properties style:font-name="Liberation Mono1" fo:font-size="11pt" officeooo:rsid="0005f190" fo:background-color="#dddddd" loext:char-shading-value="0" style:font-size-asian="11pt" style:font-size-complex="11pt"/>
    </style:style>
    <style:style style:name="T14" style:family="text">
      <style:text-properties style:font-name="Liberation Mono1" fo:font-size="11pt" fo:font-style="italic" fo:background-color="#dddddd" loext:char-shading-value="0" style:font-size-asian="11pt" style:font-style-asian="italic" style:font-size-complex="11pt" style:font-style-complex="italic"/>
    </style:style>
    <style:style style:name="T15" style:family="text">
      <style:text-properties style:font-name="Liberation Mono1" fo:font-size="11pt" fo:font-style="italic" officeooo:rsid="0012427c" fo:background-color="#dddddd" loext:char-shading-value="0" style:font-size-asian="11pt" style:font-style-asian="italic" style:font-size-complex="11pt" style:font-style-complex="italic"/>
    </style:style>
    <style:style style:name="T16" style:family="text">
      <style:text-properties style:font-name="Andale Mono" fo:font-size="11pt" fo:background-color="#dddddd" loext:char-shading-value="0" style:font-size-asian="11pt" style:font-size-complex="11pt"/>
    </style:style>
    <style:style style:name="T17" style:family="text">
      <style:text-properties style:font-name="Andale Mono" fo:font-size="11pt" fo:font-weight="normal" fo:background-color="#dddddd" loext:char-shading-value="0" style:font-size-asian="11pt" style:font-weight-asian="normal" style:font-size-complex="11pt" style:font-weight-complex="normal"/>
    </style:style>
    <style:style style:name="T18" style:family="text">
      <style:text-properties fo:font-size="12pt" fo:font-weight="normal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08f0e3" style:font-size-asian="10.5pt" style:font-weight-asian="normal" style:font-size-complex="12pt" style:font-weight-complex="normal"/>
    </style:style>
    <style:style style:name="T20" style:family="text">
      <style:text-properties style:text-scale="105%"/>
    </style:style>
    <style:style style:name="T21" style:family="text">
      <style:text-properties officeooo:rsid="0007c9a6" style:text-scale="105%"/>
    </style:style>
    <style:style style:name="T22" style:family="text">
      <style:text-properties officeooo:rsid="001bbc0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lgoritmos y Estructuras de Datos II 2020. </text:p>
      <text:p text:style-name="P4"/>
      <text:p text:style-name="P3">Laboratorio 0</text:p>
      <text:p text:style-name="P1"/>
      <text:p text:style-name="P1"/>
      <text:p text:style-name="Text_20_body">En este laboratorio ejercitaremos:</text:p>
      <text:list xml:id="list2601849426203894498" text:style-name="L1">
        <text:list-item>
          <text:p text:style-name="P17">Arreglos y estructuras en C.</text:p>
        </text:list-item>
        <text:list-item>
          <text:p text:style-name="P17"><text:span text:style-name="T1">Uso de las librerías </text:span><text:span text:style-name="T13">assert.h</text:span><text:span text:style-name="T1">, </text:span><text:span text:style-name="T13">stdout.h</text:span><text:span text:style-name="T1">, </text:span><text:span text:style-name="T10">stdbool.h</text:span></text:p>
        </text:list-item>
        <text:list-item>
          <text:p text:style-name="P17">Lectura y comprensión de código.</text:p>
        </text:list-item>
      </text:list>
      <text:p text:style-name="P18">Ejercicio 1:</text:p>
      <text:p text:style-name="P9">En el archivo <text:span text:style-name="T8">m</text:span><text:span text:style-name="T12">ax</text:span><text:span text:style-name="T8">_m</text:span><text:span text:style-name="T12">in</text:span><text:span text:style-name="T8">.c</text:span><text:span text:style-name="T2"> </text:span><text:span text:style-name="T4">implementar la función:</text:span></text:p>
      <text:p text:style-name="P6"><text:span text:style-name="T5">struct </text:span><text:span text:style-name="T7">max</text:span><text:span text:style-name="T5">_</text:span><text:span text:style-name="T7">min</text:span><text:span text:style-name="T5">_result</text:span> compute_<text:span text:style-name="T22">max</text:span>_<text:span text:style-name="T22">min</text:span>(<text:span text:style-name="T5">int</text:span> array[], <text:span text:style-name="T5">unsigned</text:span> <text:span text:style-name="T5">int</text:span> length),</text:p>
      <text:p text:style-name="P11">que calcula el valor máximo y el valor mínimo del arreglo dado. La estructura que devuelve la función tiene la siguiente definición:</text:p>
      <text:p text:style-name="P6"><text:span text:style-name="T5">struct</text:span> <text:span text:style-name="T5">max_min_result</text:span> {</text:p>
      <text:p text:style-name="code"><text:s text:c="4"/><text:span text:style-name="T5">int</text:span> max_value;</text:p>
      <text:p text:style-name="code"><text:s text:c="4"/><text:span text:style-name="T5">int</text:span> min_value;</text:p>
      <text:p text:style-name="code"><text:s text:c="4"/><text:span text:style-name="T5">unsigned</text:span> <text:span text:style-name="T5">int</text:span> max_position;</text:p>
      <text:p text:style-name="code"><text:s text:c="4"/><text:span text:style-name="T5">unsigned</text:span> <text:span text:style-name="T5">int</text:span> min_position;</text:p>
      <text:p text:style-name="code">}</text:p>
      <text:p text:style-name="P11">Los cuatro campos de la estructura son los siguientes: valor máximo, valor mínimo, posición del máximo y posición del mínimo. Por ejemplo</text:p>
      <text:p text:style-name="code"><text:span text:style-name="T5">int</text:span> array[] = {0, 9, -1, 4};</text:p>
      <text:p text:style-name="code">result = compute_<text:span text:style-name="T22">max</text:span>_<text:span text:style-name="T22">min</text:span>(array, 4);</text:p>
      <text:p text:style-name="code"><text:span text:style-name="T5">printf</text:span>(“%d”, result.max_value) <text:s text:c="3"/>// Imprime 9</text:p>
      <text:p text:style-name="code"><text:span text:style-name="T5">printf</text:span>(“%d”, result.min_value) <text:s text:c="3"/>// Imprime -1</text:p>
      <text:p text:style-name="code"><text:span text:style-name="T5">printf</text:span>(“%u”, result.max_position) // Imprime 1</text:p>
      <text:p text:style-name="code"><text:span text:style-name="T5">printf</text:span>(“%u”, result.min_position) // Imprime 2</text:p>
      <text:p text:style-name="P12">La función debe implementarse usando <text:span text:style-name="T5">un único ciclo (for </text:span><text:span text:style-name="T6">o</text:span><text:span text:style-name="T5"> while).</text:span></text:p>
      <text:p text:style-name="P10">En la función <text:span text:style-name="T8">main</text:span><text:span text:style-name="T9">()</text:span><text:span text:style-name="T2"> </text:span>se le debe solicitar al usuario que ingrese uno por uno los elementos del arreglo. Para ello utilizar la función <text:span text:style-name="T8">scanf</text:span><text:span text:style-name="T9">()</text:span><text:span text:style-name="T2"> </text:span>de la librería <text:span text:style-name="T8">stdout.h</text:span><text:span text:style-name="T2">. </text:span></text:p>
      <text:p text:style-name="P19">Ejercicio 2:</text:p>
      <text:p text:style-name="P7"><text:span text:style-name="T20">En el archivo </text:span><text:span text:style-name="T11">tictactoe.c</text:span><text:span text:style-name="T3"> </text:span><text:span text:style-name="T20">se encuentra una implementación incompleta del juego de </text:span><text:a xlink:type="simple" xlink:href="https://es.wikipedia.org/wiki/Tres_en_línea" text:style-name="Internet_20_link" text:visited-style-name="Visited_20_Internet_20_Link"><text:span text:style-name="T20">tres en línea</text:span></text:a><text:span text:style-name="T20"> (conocido como </text:span><text:span text:style-name="T3">tatetí</text:span><text:span text:style-name="T20"> o </text:span><text:span text:style-name="T3">tictactoe</text:span><text:span text:style-name="T20">). El tablero 3x3 se representa con una matriz en C, </text:span><text:span text:style-name="T21">declarada de la siguiente manera.</text:span></text:p>
      <text:p text:style-name="code">#define BOARD_SIZE 3</text:p>
      <text:p text:style-name="code"><text:span text:style-name="T5">char</text:span> board[BOARD_SIZE][BOARD_SIZE] = {</text:p>
      <text:p text:style-name="code"><text:s text:c="8"/>{ '-', '-', '-' },</text:p>
      <text:p text:style-name="code"><text:s text:c="8"/>{ '-', '-', '-' },</text:p>
      <text:p text:style-name="code"><text:s text:c="8"/>{ '-', '-', '-' }</text:p>
      <text:p text:style-name="code">};</text:p>
      <text:p text:style-name="P10">Inicialmente todas las “celdas” del tablero se encuentran vacías, lo que se representa con el carácter <text:span text:style-name="T16">‘-’</text:span>. <text:s/></text:p>
      <text:p text:style-name="P9"><text:span text:style-name="T18">Los caracteres </text:span><text:span text:style-name="T17">‘X’</text:span><text:span text:style-name="T18"> y </text:span><text:span text:style-name="T17">‘O’</text:span><text:span text:style-name="T18"> se utilizan para representar la cruz y el círculo, respectivamente. El juego permite al usuario llenar una celda del casillero con </text:span><text:span text:style-name="T17">‘X’</text:span><text:span text:style-name="T18"> y </text:span><text:span text:style-name="T17">‘O’</text:span><text:span text:style-name="T18"> de acuerdo a su turno, teniendo la posib</text:span><text:span text:style-name="T19">i</text:span><text:span text:style-name="T18">lidad de elegir con un número entero en qué celda desea marcar el tablero. Las 9 celdas del tablero se encuentran numeradas de la siguiente forma: </text:span></text:p>
      <text:p text:style-name="P8"><text:tab/>.................................................</text:p>
      <text:p text:style-name="P15"><text:tab/>| 0: - <text:s text:c="9"/>| 1: - <text:s text:c="9"/>| 2: - <text:s text:c="9"/>| </text:p>
      <text:p text:style-name="P15"><text:tab/>.................................................</text:p>
      <text:p text:style-name="P15"><text:tab/>| 3: - <text:s text:c="9"/>| 4: - <text:s text:c="9"/>| 5: - <text:s text:c="9"/>| </text:p>
      <text:p text:style-name="P15"><text:tab/>.................................................</text:p>
      <text:p text:style-name="P15"><text:tab/>| 6: - <text:s text:c="9"/>| 7: - <text:s text:c="9"/>| 8: - <text:s text:c="9"/>| </text:p>
      <text:p text:style-name="P15"><text:tab/>.................................................</text:p>
      <text:p text:style-name="P14">El juego está incompleto puesto que no detecta cuándo hubo un ganador, o si hubo empate. Para ello se deben implementar correctamente las funciones:</text:p>
      <text:p text:style-name="P16"><text:span text:style-name="T5">bool</text:span> has_free_cell(<text:span text:style-name="T5">char</text:span> board[BOARD_SIZE][BOARD_SIZE])</text:p>
      <text:p text:style-name="P11">que devuelve verdadero si hay una celda libre (marcada con <text:span text:style-name="T16">‘-’</text:span>) en el tablero <text:span text:style-name="T14">board</text:span>, y devuelve <text:span text:style-name="T14">fals</text:span><text:span text:style-name="T15">e</text:span><text:span text:style-name="T2"> </text:span>en caso contrario;</text:p>
      <text:p text:style-name="P16"><text:span text:style-name="T5">char</text:span> get_winner(<text:span text:style-name="T5">char</text:span> board[BOARD_SIZE][BOARD_SIZE])</text:p>
      <text:p text:style-name="P13">que devuelve el jugador ganador (<text:span text:style-name="T16">‘X’</text:span> o <text:span text:style-name="T16">‘O’</text:span>) si lo hubo, o <text:span text:style-name="T16">‘-’</text:span> si todavía no hay ganador. Para ello se debe recorrer la matriz para en verificar si alguna columna, fila o diagonal tiene 3 veces consecutivas el mismo carácter.</text:p>
      <text:p text:style-name="P2"/>
      <text:p text:style-name="Text_20_body">Se pide leer el código y comprender cómo se logra el funcionamiento del jueg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de" style:family="paragraph" style:parent-style-name="Standard" style:class="text" style:master-page-name="">
      <loext:graphic-properties draw:fill="solid" draw:fill-color="#dddddd" draw:fill-image-width="0cm" draw:fill-image-height="0cm"/>
      <style:paragraph-properties fo:margin-top="0cm" fo:margin-bottom="0cm" loext:contextual-spacing="false" fo:line-height="100%" style:page-number="auto" fo:background-color="#dddddd" fo:padding="0.199cm" fo:border-left="none" fo:border-right="none" fo:border-top="0.06pt solid #000000" fo:border-bottom="0.06pt solid #000000" style:shadow="none" style:join-border="true">
        <style:tab-stops/>
        <style:drop-cap/>
      </style:paragraph-properties>
      <style:text-properties style:font-name="Liberation Mono" fo:font-family="'Liberation Mono'" style:font-style-name="Normal" style:font-family-generic="modern" style:font-pitch="fixed" fo:font-size="10.5pt" officeooo:rsid="0005f190" fo:background-color="#dddddd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7T13:11:50.197416158</meta:creation-date>
    <dc:date>2020-03-10T21:34:57.116466849</dc:date>
    <meta:editing-duration>PT8H2M15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48" meta:word-count="457" meta:character-count="3063" meta:non-whitespace-character-count="2514"/>
  </office:meta>
</office:document-meta>
</file>